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49mm"/>
    </style:style>
    <style:style style:name="co2" style:family="table-column">
      <style:table-column-properties fo:break-before="auto" style:column-width="14.16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277.5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7"/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erro&quot;" style:apply-style-name="fracasso" style:base-cell-address="tests.E4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s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</table:table>
      <table:table table:name="tests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4" table:default-cell-style-name="ce3"/>
        <table:table-row table:style-name="ro2"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# cons</text:p>
          </table:table-cell>
          <table:table-cell table:style-name="ce1" office:value-type="string" calcext:value-type="string">
            <text:p># msgs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float" office:value="0" calcext:value-type="float">
            <text:p>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7"/>
        </table:table-row>
        <table:table-row table:style-name="ro1">
          <table:table-cell office:value-type="float" office:value="1" calcext:value-type="float">
            <text:p>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00" calcext:value-type="float">
            <text:p>5300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00" calcext:value-type="float">
            <text:p>7800</text:p>
          </table:table-cell>
          <table:table-cell table:style-name="ce12"/>
        </table:table-row>
        <table:table-row table:style-name="ro1">
          <table:table-cell office:value-type="float" office:value="4" calcext:value-type="float">
            <text:p>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00" calcext:value-type="float">
            <text:p>10300</text:p>
          </table:table-cell>
          <table:table-cell table:style-name="ce1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style-name="ce14"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00" calcext:value-type="float">
            <text:p>2800</text:p>
          </table:table-cell>
          <table:table-cell table:style-name="ce15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300" calcext:value-type="float">
            <text:p>5300</text:p>
          </table:table-cell>
          <table:table-cell table:style-name="ce16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00" calcext:value-type="float">
            <text:p>7800</text:p>
          </table:table-cell>
          <table:table-cell table:style-name="ce17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300" calcext:value-type="float">
            <text:p>10300</text:p>
          </table:table-cell>
          <table:table-cell table:style-name="ce18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style-name="ce19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800" calcext:value-type="float">
            <text:p>2800</text:p>
          </table:table-cell>
          <table:table-cell table:style-name="ce20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300" calcext:value-type="float">
            <text:p>5300</text:p>
          </table:table-cell>
          <table:table-cell table:style-name="ce21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800" calcext:value-type="float">
            <text:p>7800</text:p>
          </table:table-cell>
          <table:table-cell table:style-name="ce22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300" calcext:value-type="float">
            <text:p>10300</text:p>
          </table:table-cell>
          <table:table-cell table:style-name="ce2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style-name="ce8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table:style-name="ce8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300" calcext:value-type="float">
            <text:p>5300</text:p>
          </table:table-cell>
          <table:table-cell table:style-name="ce8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800" calcext:value-type="float">
            <text:p>7800</text:p>
          </table:table-cell>
          <table:table-cell table:style-name="ce8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300" calcext:value-type="float">
            <text:p>10300</text:p>
          </table:table-cell>
          <table:table-cell table:style-name="ce8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800" calcext:value-type="float">
            <text:p>2800</text:p>
          </table:table-cell>
          <table:table-cell table:style-name="ce8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00" calcext:value-type="float">
            <text:p>5300</text:p>
          </table:table-cell>
          <table:table-cell table:style-name="ce8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800" calcext:value-type="float">
            <text:p>7800</text:p>
          </table:table-cell>
          <table:table-cell table:style-name="ce8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300" calcext:value-type="float">
            <text:p>10300</text:p>
          </table:table-cell>
          <table:table-cell table:style-name="ce8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" calcext:value-type="float">
            <text:p>300</text:p>
          </table:table-cell>
          <table:table-cell table:style-name="ce8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00" calcext:value-type="float">
            <text:p>2800</text:p>
          </table:table-cell>
          <table:table-cell table:style-name="ce8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00" calcext:value-type="float">
            <text:p>5300</text:p>
          </table:table-cell>
          <table:table-cell table:style-name="ce8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00" calcext:value-type="float">
            <text:p>7800</text:p>
          </table:table-cell>
          <table:table-cell table:style-name="ce8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0" calcext:value-type="float">
            <text:p>10300</text:p>
          </table:table-cell>
          <table:table-cell table:style-name="ce8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8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table:style-name="ce8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300" calcext:value-type="float">
            <text:p>5300</text:p>
          </table:table-cell>
          <table:table-cell table:style-name="ce8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00" calcext:value-type="float">
            <text:p>7800</text:p>
          </table:table-cell>
          <table:table-cell table:style-name="ce8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300" calcext:value-type="float">
            <text:p>10300</text:p>
          </table:table-cell>
          <table:table-cell table:style-name="ce8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style-name="ce8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00" calcext:value-type="float">
            <text:p>2800</text:p>
          </table:table-cell>
          <table:table-cell table:style-name="ce8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00" calcext:value-type="float">
            <text:p>5300</text:p>
          </table:table-cell>
          <table:table-cell table:style-name="ce8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00" calcext:value-type="float">
            <text:p>7800</text:p>
          </table:table-cell>
          <table:table-cell table:style-name="ce8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300" calcext:value-type="float">
            <text:p>10300</text:p>
          </table:table-cell>
          <table:table-cell table:style-name="ce8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style-name="ce8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800" calcext:value-type="float">
            <text:p>2800</text:p>
          </table:table-cell>
          <table:table-cell table:style-name="ce8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0" calcext:value-type="float">
            <text:p>10300</text:p>
          </table:table-cell>
          <table:table-cell/>
        </table:table-row>
        <table:table-row table:style-name="ro1" table:number-rows-repeated="104848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sts.E2:tests.E2">
            <calcext:condition calcext:apply-style-name="sucesso" calcext:value="contains-text(&quot;ok&quot;)" calcext:base-cell-address="tests.E2"/>
            <calcext:condition calcext:apply-style-name="fracasso" calcext:value="=&quot;erro&quot;" calcext:base-cell-address="tests.E2"/>
          </calcext:conditional-format>
          <calcext:conditional-format calcext:target-range-address="tests.E4:tests.E43">
            <calcext:condition calcext:apply-style-name="sucesso" calcext:value="contains-text(&quot;ok&quot;)" calcext:base-cell-address="tests.E4"/>
            <calcext:condition calcext:apply-style-name="fracasso" calcext:value="=&quot;erro&quot;" calcext:base-cell-address="tests.E4"/>
          </calcext:conditional-format>
          <calcext:conditional-format calcext:target-range-address="tests.E3:tests.E3">
            <calcext:condition calcext:apply-style-name="sucesso" calcext:value="contains-text(&quot;ok&quot;)" calcext:base-cell-address="tests.E3"/>
            <calcext:condition calcext:apply-style-name="fracasso" calcext:value="=&quot;erro&quot;" calcext:base-cell-address="tests.E3"/>
          </calcext:conditional-format>
          <calcext:conditional-format calcext:target-range-address="tests.E4:tests.E4">
            <calcext:condition calcext:apply-style-name="sucesso" calcext:value="contains-text(&quot;ok&quot;)" calcext:base-cell-address="tests.E4"/>
            <calcext:condition calcext:apply-style-name="fracasso" calcext:value="=&quot;erro&quot;" calcext:base-cell-address="tests.E4"/>
          </calcext:conditional-format>
          <calcext:conditional-format calcext:target-range-address="tests.E5:tests.E5">
            <calcext:condition calcext:apply-style-name="sucesso" calcext:value="contains-text(&quot;ok&quot;)" calcext:base-cell-address="tests.E5"/>
            <calcext:condition calcext:apply-style-name="fracasso" calcext:value="=&quot;erro&quot;" calcext:base-cell-address="tests.E5"/>
          </calcext:conditional-format>
          <calcext:conditional-format calcext:target-range-address="tests.E6:tests.E6">
            <calcext:condition calcext:apply-style-name="sucesso" calcext:value="contains-text(&quot;ok&quot;)" calcext:base-cell-address="tests.E6"/>
            <calcext:condition calcext:apply-style-name="fracasso" calcext:value="=&quot;erro&quot;" calcext:base-cell-address="tests.E6"/>
          </calcext:conditional-format>
          <calcext:conditional-format calcext:target-range-address="tests.E7:tests.E7">
            <calcext:condition calcext:apply-style-name="sucesso" calcext:value="contains-text(&quot;ok&quot;)" calcext:base-cell-address="tests.E7"/>
            <calcext:condition calcext:apply-style-name="fracasso" calcext:value="=&quot;erro&quot;" calcext:base-cell-address="tests.E7"/>
          </calcext:conditional-format>
          <calcext:conditional-format calcext:target-range-address="tests.E8:tests.E8">
            <calcext:condition calcext:apply-style-name="sucesso" calcext:value="contains-text(&quot;ok&quot;)" calcext:base-cell-address="tests.E8"/>
            <calcext:condition calcext:apply-style-name="fracasso" calcext:value="=&quot;erro&quot;" calcext:base-cell-address="tests.E8"/>
          </calcext:conditional-format>
          <calcext:conditional-format calcext:target-range-address="tests.E9:tests.E9">
            <calcext:condition calcext:apply-style-name="sucesso" calcext:value="contains-text(&quot;ok&quot;)" calcext:base-cell-address="tests.E9"/>
            <calcext:condition calcext:apply-style-name="fracasso" calcext:value="=&quot;erro&quot;" calcext:base-cell-address="tests.E9"/>
          </calcext:conditional-format>
          <calcext:conditional-format calcext:target-range-address="tests.E10:tests.E10">
            <calcext:condition calcext:apply-style-name="sucesso" calcext:value="contains-text(&quot;ok&quot;)" calcext:base-cell-address="tests.E10"/>
            <calcext:condition calcext:apply-style-name="fracasso" calcext:value="=&quot;erro&quot;" calcext:base-cell-address="tests.E10"/>
          </calcext:conditional-format>
          <calcext:conditional-format calcext:target-range-address="tests.E11:tests.E11">
            <calcext:condition calcext:apply-style-name="sucesso" calcext:value="contains-text(&quot;ok&quot;)" calcext:base-cell-address="tests.E11"/>
            <calcext:condition calcext:apply-style-name="fracasso" calcext:value="=&quot;erro&quot;" calcext:base-cell-address="tests.E11"/>
          </calcext:conditional-format>
          <calcext:conditional-format calcext:target-range-address="tests.E12:tests.E12">
            <calcext:condition calcext:apply-style-name="sucesso" calcext:value="contains-text(&quot;ok&quot;)" calcext:base-cell-address="tests.E12"/>
            <calcext:condition calcext:apply-style-name="fracasso" calcext:value="=&quot;erro&quot;" calcext:base-cell-address="tests.E12"/>
          </calcext:conditional-format>
          <calcext:conditional-format calcext:target-range-address="tests.E13:tests.E13">
            <calcext:condition calcext:apply-style-name="sucesso" calcext:value="contains-text(&quot;ok&quot;)" calcext:base-cell-address="tests.E13"/>
            <calcext:condition calcext:apply-style-name="fracasso" calcext:value="=&quot;erro&quot;" calcext:base-cell-address="tests.E13"/>
          </calcext:conditional-format>
          <calcext:conditional-format calcext:target-range-address="tests.E14:tests.E14">
            <calcext:condition calcext:apply-style-name="sucesso" calcext:value="contains-text(&quot;ok&quot;)" calcext:base-cell-address="tests.E14"/>
            <calcext:condition calcext:apply-style-name="fracasso" calcext:value="=&quot;erro&quot;" calcext:base-cell-address="tests.E14"/>
          </calcext:conditional-format>
          <calcext:conditional-format calcext:target-range-address="tests.E15:tests.E15">
            <calcext:condition calcext:apply-style-name="sucesso" calcext:value="contains-text(&quot;ok&quot;)" calcext:base-cell-address="tests.E15"/>
            <calcext:condition calcext:apply-style-name="fracasso" calcext:value="=&quot;erro&quot;" calcext:base-cell-address="tests.E15"/>
          </calcext:conditional-format>
          <calcext:conditional-format calcext:target-range-address="tests.E16:tests.E16">
            <calcext:condition calcext:apply-style-name="sucesso" calcext:value="contains-text(&quot;ok&quot;)" calcext:base-cell-address="tests.E16"/>
            <calcext:condition calcext:apply-style-name="fracasso" calcext:value="=&quot;erro&quot;" calcext:base-cell-address="tests.E16"/>
          </calcext:conditional-format>
        </calcext:conditional-formats>
      </table:table>
      <table:table table:name="checking" table:style-name="ta2">
        <office:forms form:automatic-focus="false" form:apply-design-mode="false"/>
        <table:table-column table:style-name="co8" table:default-cell-style-name="Default"/>
        <table:table-row table:style-name="ro1">
          <table:table-cell office:value-type="string" calcext:value-type="string">
            <text:p>Send the ‘cerr’ messages to a file: ‘thread_pool_N &gt; N.txt</text:p>
          </table:table-cell>
        </table:table-row>
        <table:table-row table:style-name="ro1">
          <table:table-cell office:value-type="string" calcext:value-type="string">
            <text:p>Use this to check if all messages were consumed: cat N.txt | grep consuming | cut -d '(' -f 2 | cut -d ',' -f 1 | wc -l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4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How many messages each thread handled? cat N.txt | grep consuming | cut -d '|' -f 3 | sort | uniq -c | sed 's/[[:space:]]\+/ /g'</text:p>
          </table:table-cell>
          <table:table-cell table:number-columns-repeated="14"/>
        </table:table-row>
      </table:table>
      <table:table table:name="msg_per_thread" table:style-name="ta2">
        <office:forms form:automatic-focus="false" form:apply-design-mode="false"/>
        <table:table-column table:style-name="co4" table:number-columns-repeated="4" table:default-cell-style-name="Default"/>
        <table:table-column table:style-name="co13" table:default-cell-style-name="Default"/>
        <table:table-column table:style-name="co4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# cons</text:p>
          </table:table-cell>
          <table:table-cell table:style-name="ce1" office:value-type="string" calcext:value-type="string">
            <text:p># msgs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# msgs_handled</text:p>
          </table:table-cell>
          <table:table-cell table:style-name="ce1" office:value-type="string" calcext:value-type="string">
            <text:p>thread_id</text:p>
          </table:table-cell>
        </table:table-row>
        <table:table-row table:style-name="ro1">
          <table:table-cell office:value-type="string" calcext:value-type="string">
            <text:p>000,1,1,300,1,140026788796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,1,1,300,1,140026788796160</text:p>
          </table:table-cell>
          <table:table-cell table:number-columns-repeated="5"/>
        </table:table-row>
      </table:table>
      <table:table table:name="time_frame_msg" table:style-name="ta2">
        <office:forms form:automatic-focus="false" form:apply-design-mode="false"/>
        <table:table-column table:style-name="co4" table:default-cell-style-name="ce4"/>
        <table:table-column table:style-name="co4" table:number-columns-repeated="7" table:default-cell-style-name="ce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# cons</text:p>
          </table:table-cell>
          <table:table-cell office:value-type="string" calcext:value-type="string">
            <text:p># msg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sg_id</text:p>
          </table:table-cell>
          <table:table-cell office:value-type="string" calcext:value-type="string">
            <text:p>time_in</text:p>
          </table:table-cell>
          <table:table-cell office:value-type="string" calcext:value-type="string">
            <text:p>time_out</text:p>
          </table:table-cell>
          <table:table-cell office:value-type="string" calcext:value-type="string">
            <text:p>del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ucesso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72bf44" fo:font-weight="bold"/>
    </style:style>
    <style:style style:name="fracasso" style:family="table-cell" style:parent-style-name="Default">
      <style:table-cell-properties loext:vertical-justify="auto"/>
      <style:paragraph-properties css3t:text-justify="auto"/>
      <style:text-properties fo:color="#ed1c24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8:41:48.8384194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5:53:54.605956328</meta:creation-date>
    <dc:date>2019-02-11T08:47:10.555161898</dc:date>
    <meta:editing-duration>PT6H14M20S</meta:editing-duration>
    <meta:editing-cycles>26</meta:editing-cycles>
    <meta:generator>LibreOffice/6.0.7.3$Linux_X86_64 LibreOffice_project/00m0$Build-3</meta:generator>
    <meta:document-statistic meta:table-count="6" meta:cell-count="384" meta:object-count="0"/>
  </office:meta>
</office:document-meta>
</file>